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Table1" text:style-name="Outline">
                <text:list-item>
                    <text:h text:style-name="P1" text:outline-level="1"><draw:frame draw:style-name="fr1" draw:name="lvgl-icon.png" text:anchor-type="paragraph" svg:x="157mm" svg:y="0mm" svg:width="13mm" svg:height="8.89mm" draw:z-index="2">
                            <draw:image xlink:href="Pictures/100002010000036D0000027E5239E6C0.png" xlink:type="simple" xlink:show="embed" xlink:actuate="onLoad"/>
                        </draw:frame>Table</text:h>
                    <text:list>
                        <text:list-item>
                            <text:h text:style-name="Heading_20_2" text:outline-level="2">Description</text:h>
                        </text:list-item>
                    </text:list>
                </text:list-item>
            </text:list>

            <text:p text:style-name="Standard">This widget is work in progress, it means that you can add it to your project and Studio will generate all the code for its creation, but for anything more than that you should do it in your custom code, for example after <text:span text:style-name="backtick">ui_init()</text:span> has been called.</text:p><text:p text:style-name="Standard">More info (<text:a xlink:type="simple" xlink:href="https://docs.lvgl.io/master/widgets/table.html" text:style-name="Internet_20_link" text:visited-style-name="Visited_20_Internet_20_Link">link</text:a>)</text:p>

            
                <text:list xml:id="list_Table2" text:continue-numbering="true" text:continue-list="list_Table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Table3" text:continue-numbering="true" text:style-name="Outline">
                                                <text:list-item>
                                                    <text:list>
                                                        <text:list-item>
                                                            <text:list>
                                                                <text:list-item>
                                                                    <text:h text:style-name="Heading_20_3" text:outline-level="3">
                                                                        Name
                                                                        <text:s text:c="4"/>
                                                                        <text:span text:style-name="T2">String</text:span>
                                                                    </text:h>
                                                                </text:list-item>
                                                            </text:list>
                                                        </text:list-item>
                                                    </text:list>
                                                </text:list-item>
                                            </text:list>
                                            <text:p text:style-name="Standard">Widget name. We reference the Widget within the project by its name, for example in the LVGL action. For each Widget, we must choose a unique name within the entire project. This field is optional and does not need to be set if we do not need to reference the Widget.</text:p>,
                                            <text:list xml:id="list_Table4" text:continue-numbering="true" text:continue-list="list_Table3" text:style-name="Outline">
                                                <text:list-item>
                                                    <text:list>
                                                        <text:list-item>
                                                            <text:list>
                                                                <text:list-item>
                                                                    <text:h text:style-name="Heading_20_3" text:outline-level="3">
                                                                        Group
                                                                        <text:s text:c="4"/>
                                                                        <text:span text:style-name="T2">ObjectReference</text:span>
                                                                    </text:h>
                                                                </text:list-item>
                                                            </text:list>
                                                        </text:list-item>
                                                    </text:list>
                                                </text:list-item>
                                            </text:list>
                                            <text:p text:style-name="Standard">The name of the input group this widget belongs to.</text:p>,
                                            <text:list xml:id="list_Table5" text:continue-numbering="true" text:continue-list="list_Table4" text:style-name="Outline">
                                                <text:list-item>
                                                    <text:list>
                                                        <text:list-item>
                                                            <text:list>
                                                                <text:list-item>
                                                                    <text:h text:style-name="Heading_20_3" text:outline-level="3">
                                                                        Group index
                                                                        <text:s text:c="4"/>
                                                                        <text:span text:style-name="T2">Number</text:span>
                                                                    </text:h>
                                                                </text:list-item>
                                                            </text:list>
                                                        </text:list-item>
                                                    </text:list>
                                                </text:list-item>
                                            </text:list>
                                            <text:p text:style-name="Standard">Defines the order of widgets within group. This is similar to tabindex (<text:a xlink:type="simple" xlink:href="https://developer.mozilla.org/en-US/docs/Web/HTML/Global_attributes/tabindex" text:style-name="Internet_20_link" text:visited-style-name="Visited_20_Internet_20_Link">link</text:a>) in HTML:</text:p>
                    <text:list xml:id="list_Table6" text:style-name="List_20_1">
                        
                        <text:list-item>
                            <text:p text:style-name="List_20_1">
                                if "Group index" is 0 then group order is the same as in Widgets Structure
                            </text:p>
                            
                        </text:list-item>
                        
                    

                        <text:list-item>
                            <text:p text:style-name="List_20_1">
                                if "Group index" is &gt; 0 then widget is added to the group before any widget with "Group index" 0 and before any widget with the greater "Group index" value. That is, "Group index"=4 is added before "Group index"=5 and "Group index"=0, but after "Group index"=3. If multiple widgets share the same "Group index" value, their order relative to each other follows their position in the Widgets Structure.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Table7" text:continue-numbering="true" text:continue-list="list_Table5"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1">
                <draw:image xlink:href="Pictures/align_and_distribute.png" xlink:type="simple" xlink:show="embed" xlink:actuate="onLoad"/>
            </draw:frame></text:p>,
                                            <text:list xml:id="list_Table8" text:continue-numbering="true" text:continue-list="list_Table7"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Icons for horizontal and vertical centering of widgets within a page or parent widget.</text:p><text:p text:style-name="Standard"><draw:frame draw:style-name="fr2" draw:name="image_widget_centering.png" text:anchor-type="paragraph" svg:width="16mm" svg:height="9mm" draw:z-index="2">
                <draw:image xlink:href="Pictures/widget_centering.png" xlink:type="simple" xlink:show="embed" xlink:actuate="onLoad"/>
            </draw:frame></text:p>,
                                            <text:list xml:id="list_Table9" text:continue-numbering="true" text:continue-list="list_Table8"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X position of the component in relation to the page or parent widget. It is set in pixels.</text:p><text:p text:style-name="Standard">Hint: when setting the value of this property (as well as the <text:span text:style-name="backtick">Top</text:span>, <text:span text:style-name="backtick">Width</text:span> and <text:span text:style-name="backtick">Height</text:span> properties), simple mathematical expressions can be used. When we enter an expression and press enter, the expression will be evaluated and the result set as the value of this property. It is allowed to use <text:span text:style-name="backtick">+</text:span>, <text:span text:style-name="backtick">-</text:span>, <text:span text:style-name="backtick">*</text:span> and <text:span text:style-name="backtick">/</text:span> operators in expressions. Brackets can also be used.</text:p><text:p text:style-name="Standard">Examples of such mathematical expressions: <text:span text:style-name="backtick">18 + 36</text:span>, <text:span text:style-name="backtick">50 + 32 * 6</text:span>, <text:span text:style-name="backtick">(100 - 32) / 2</text:span>.</text:p>,
                                            <text:list xml:id="list_Table10" text:continue-numbering="true" text:continue-list="list_Table9" text:style-name="Outline">
                                                <text:list-item>
                                                    <text:list>
                                                        <text:list-item>
                                                            <text:list>
                                                                <text:list-item>
                                                                    <text:h text:style-name="Heading_20_3" text:outline-level="3">
                                                                        Left unit
                                                                        <text:s text:c="4"/>
                                                                        <text:span text:style-name="T2">Enum</text:span>
                                                                    </text:h>
                                                                </text:list-item>
                                                            </text:list>
                                                        </text:list-item>
                                                    </text:list>
                                                </text:list-item>
                                            </text:list>
                                            <text:p text:style-name="Standard">The following options are available:</text:p>
                    <text:list xml:id="list_Table11" text:style-name="List_20_1">
                        
                        <text:list-item>
                            <text:p text:style-name="List_20_1">
                                <text:span text:style-name="backtick">px</text:span> – Left is default in pixels.
                            </text:p>
                            
                        </text:list-item>
                        
                    

                        <text:list-item>
                            <text:p text:style-name="List_20_1">
                                <text:span text:style-name="backtick">%</text:span> – Left is set as a percentage in relation to the parent width.
                            </text:p>
                            
                        </text:list-item>
                        
                    
                    </text:list>
                ,
                                            <text:list xml:id="list_Table12" text:continue-numbering="true" text:continue-list="list_Table10"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Y position of the component in relation to the page or parent widget. It is set in pixels.</text:p>,
                                            <text:list xml:id="list_Table13" text:continue-numbering="true" text:continue-list="list_Table12" text:style-name="Outline">
                                                <text:list-item>
                                                    <text:list>
                                                        <text:list-item>
                                                            <text:list>
                                                                <text:list-item>
                                                                    <text:h text:style-name="Heading_20_3" text:outline-level="3">
                                                                        Top unit
                                                                        <text:s text:c="4"/>
                                                                        <text:span text:style-name="T2">Enum</text:span>
                                                                    </text:h>
                                                                </text:list-item>
                                                            </text:list>
                                                        </text:list-item>
                                                    </text:list>
                                                </text:list-item>
                                            </text:list>
                                            <text:p text:style-name="Standard">The following options are available:</text:p>
                    <text:list xml:id="list_Table14" text:style-name="List_20_1">
                        
                        <text:list-item>
                            <text:p text:style-name="List_20_1">
                                <text:span text:style-name="backtick">px</text:span> – Top is set in pixels.
                            </text:p>
                            
                        </text:list-item>
                        
                    

                        <text:list-item>
                            <text:p text:style-name="List_20_1">
                                <text:span text:style-name="backtick">%</text:span> – The top is set as a percentage in relation to the parent height.
                            </text:p>
                            
                        </text:list-item>
                        
                    
                    </text:list>
                ,
                                            <text:list xml:id="list_Table15" text:continue-numbering="true" text:continue-list="list_Table13"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he width of the component. It is set in pixels.</text:p>,
                                            <text:list xml:id="list_Table16" text:continue-numbering="true" text:continue-list="list_Table15" text:style-name="Outline">
                                                <text:list-item>
                                                    <text:list>
                                                        <text:list-item>
                                                            <text:list>
                                                                <text:list-item>
                                                                    <text:h text:style-name="Heading_20_3" text:outline-level="3">
                                                                        Width unit
                                                                        <text:s text:c="4"/>
                                                                        <text:span text:style-name="T2">Enum</text:span>
                                                                    </text:h>
                                                                </text:list-item>
                                                            </text:list>
                                                        </text:list-item>
                                                    </text:list>
                                                </text:list-item>
                                            </text:list>
                                            <text:p text:style-name="Standard">The following options are available:</text:p>
                    <text:list xml:id="list_Table17" text:style-name="List_20_1">
                        
                        <text:list-item>
                            <text:p text:style-name="List_20_1_20_End">
                                <text:span text:style-name="backtick">px</text:span> – Width is given in pixels.
                            </text:p>
                            
                        </text:list-item>
                        
                    

                        <text:list-item>
                            <text:p text:style-name="List_20_1_20_End">
                                <text:span text:style-name="backtick">%</text:span> – Width is given as a percentage in relation to the parent width.
                            </text:p>
                            
                        </text:list-item>
                        
                    

                        <text:list-item>
                            <text:p text:style-name="List_20_1_20_End">
                                <text:span text:style-name="backtick">content</text:span> – Width is automatically set to fit the entire content in width.
                            </text:p>
                            
                        </text:list-item>
                        
                    
                    </text:list>
                ,
                                            <text:list xml:id="list_Table18" text:continue-numbering="true" text:continue-list="list_Table16"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he height of the component. It is set in pixels.</text:p>,
                                            <text:list xml:id="list_Table19" text:continue-numbering="true" text:continue-list="list_Table18" text:style-name="Outline">
                                                <text:list-item>
                                                    <text:list>
                                                        <text:list-item>
                                                            <text:list>
                                                                <text:list-item>
                                                                    <text:h text:style-name="Heading_20_3" text:outline-level="3">
                                                                        Height unit
                                                                        <text:s text:c="4"/>
                                                                        <text:span text:style-name="T2">Enum</text:span>
                                                                    </text:h>
                                                                </text:list-item>
                                                            </text:list>
                                                        </text:list-item>
                                                    </text:list>
                                                </text:list-item>
                                            </text:list>
                                            <text:p text:style-name="Standard">The following options are available:</text:p>
                    <text:list xml:id="list_Table20" text:style-name="List_20_1">
                        
                        <text:list-item>
                            <text:p text:style-name="List_20_1_20_End">
                                <text:span text:style-name="backtick">px</text:span> – Height is given in pixels.
                            </text:p>
                            
                        </text:list-item>
                        
                    

                        <text:list-item>
                            <text:p text:style-name="List_20_1_20_End">
                                <text:span text:style-name="backtick">%</text:span> – Height is given as a percentage in relation to the parent height.
                            </text:p>
                            
                        </text:list-item>
                        
                    

                        <text:list-item>
                            <text:p text:style-name="List_20_1_20_End">
                                <text:span text:style-name="backtick">content</text:span> – Height is automatically set to fit the entire content in height.
                            </text:p>
                            
                        </text:list-item>
                        
                    
                    </text:list>
                ,
                                            <text:list xml:id="list_Table21" text:continue-numbering="true" text:continue-list="list_Table19" text:style-name="Outline">
                                                <text:list-item>
                                                    <text:list>
                                                        <text:list-item>
                                                            <text:list>
                                                                <text:list-item>
                                                                    <text:h text:style-name="Heading_20_3" text:outline-level="3">
                                                                        Absolute pos.
                                                                        <text:s text:c="4"/>
                                                                        <text:span text:style-name="T2">String</text:span>
                                                                    </text:h>
                                                                </text:list-item>
                                                            </text:list>
                                                        </text:list-item>
                                                    </text:list>
                                                </text:list-item>
                                            </text:list>
                                            <text:p text:style-name="Standard">The absolute position of the component in relation to the page. This property is read-only.</text:p>
                            </table:table-cell>
                        </table:table-row>
                    </table:table>,

                    <text:p text:style-name="Standard"/>
                    <table:table table:name="Table1" table:style-name="Table1">
                        <table:table-column table:style-name="Table1.A"/>

                        <table:table-row>
                            <table:table-cell table:style-name="Table1.A1" office:value-type="string">
                                <text:p text:style-name="Table_20_header_20_bold">Layout</text:p>
                            </table:table-cell>
                        </table:table-row>

                        <table:table-row>
                            <table:table-cell table:style-name="Table1.A2" office:value-type="string">

                                
                                            <text:list xml:id="list_Table22" text:continue-numbering="true" text:continue-list="list_Table21" text:style-name="Outline">
                                                <text:list-item>
                                                    <text:list>
                                                        <text:list-item>
                                                            <text:list>
                                                                <text:list-item>
                                                                    <text:h text:style-name="Heading_20_3" text:outline-level="3">
                                                                        Tab title
                                                                        <text:s text:c="4"/>
                                                                        <text:span text:style-name="T2">EXPRESSION (string)</text:span>
                                                                    </text:h>
                                                                </text:list-item>
                                                            </text:list>
                                                        </text:list-item>
                                                    </text:list>
                                                </text:list-item>
                                            </text:list>
                                            <text:p text:style-name="Standard">If this widget is a child of a container with layout set to <text:span text:style-name="backtick">Docking Manager</text:span>, use this property to set the title of the tab that contains this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Table23" text:continue-numbering="true" text:continue-list="list_Table22" text:style-name="Outline">
                                                <text:list-item>
                                                    <text:list>
                                                        <text:list-item>
                                                            <text:list>
                                                                <text:list-item>
                                                                    <text:h text:style-name="Heading_20_3" text:outline-level="3">
                                                                        Use style
                                                                        <text:s text:c="4"/>
                                                                        <text:span text:style-name="T2">ObjectReference</text:span>
                                                                    </text:h>
                                                                </text:list-item>
                                                            </text:list>
                                                        </text:list-item>
                                                    </text:list>
                                                </text:list-item>
                                            </text:list>
                                            <text:p text:style-name="Standard">Here we can select one of the globally defined Styles so that the Widget uses that Style.</text:p>
                            </table:table-cell>
                        </table:table-row>
                    </table:table>,

                    <text:p text:style-name="Standard"/>
                    <table:table table:name="Table1" table:style-name="Table1">
                        <table:table-column table:style-name="Table1.A"/>

                        <table:table-row>
                            <table:table-cell table:style-name="Table1.A1" office:value-type="string">
                                <text:p text:style-name="Table_20_header_20_bold">Flags</text:p>
                            </table:table-cell>
                        </table:table-row>

                        <table:table-row>
                            <table:table-cell table:style-name="Table1.A2" office:value-type="string">

                                
                                            <text:list xml:id="list_Table24" text:continue-numbering="true" text:continue-list="list_Table23" text:style-name="Outline">
                                                <text:list-item>
                                                    <text:list>
                                                        <text:list-item>
                                                            <text:list>
                                                                <text:list-item>
                                                                    <text:h text:style-name="Heading_20_3" text:outline-level="3">
                                                                        Hidden
                                                                        <text:s text:c="4"/>
                                                                        <text:span text:style-name="T2">EXPRESSION (boolean)</text:span>
                                                                    </text:h>
                                                                </text:list-item>
                                                            </text:list>
                                                        </text:list-item>
                                                    </text:list>
                                                </text:list-item>
                                            </text:list>
                                            <text:p text:style-name="Standard">Make the object hidden.</text:p>,
                                            <text:list xml:id="list_Table25" text:continue-numbering="true" text:continue-list="list_Table24" text:style-name="Outline">
                                                <text:list-item>
                                                    <text:list>
                                                        <text:list-item>
                                                            <text:list>
                                                                <text:list-item>
                                                                    <text:h text:style-name="Heading_20_3" text:outline-level="3">
                                                                        Hidden flag type
                                                                        <text:s text:c="4"/>
                                                                        <text:span text:style-name="T2">Enum</text:span>
                                                                    </text:h>
                                                                </text:list-item>
                                                            </text:list>
                                                        </text:list-item>
                                                    </text:list>
                                                </text:list-item>
                                            </text:list>
                                            <text:p text:style-name="Standard">Here we can choose whether the <text:span text:style-name="backtick">Hidden</text:span> flag state will be calculated from the Expression or not.</text:p>,
                                            <text:list xml:id="list_Table26" text:continue-numbering="true" text:continue-list="list_Table25" text:style-name="Outline">
                                                <text:list-item>
                                                    <text:list>
                                                        <text:list-item>
                                                            <text:list>
                                                                <text:list-item>
                                                                    <text:h text:style-name="Heading_20_3" text:outline-level="3">
                                                                        Clickable
                                                                        <text:s text:c="4"/>
                                                                        <text:span text:style-name="T2">EXPRESSION (boolean)</text:span>
                                                                    </text:h>
                                                                </text:list-item>
                                                            </text:list>
                                                        </text:list-item>
                                                    </text:list>
                                                </text:list-item>
                                            </text:list>
                                            <text:p text:style-name="Standard">Make the object clickable by input devices.</text:p>,
                                            <text:list xml:id="list_Table27" text:continue-numbering="true" text:continue-list="list_Table26" text:style-name="Outline">
                                                <text:list-item>
                                                    <text:list>
                                                        <text:list-item>
                                                            <text:list>
                                                                <text:list-item>
                                                                    <text:h text:style-name="Heading_20_3" text:outline-level="3">
                                                                        Clickable flag type
                                                                        <text:s text:c="4"/>
                                                                        <text:span text:style-name="T2">Enum</text:span>
                                                                    </text:h>
                                                                </text:list-item>
                                                            </text:list>
                                                        </text:list-item>
                                                    </text:list>
                                                </text:list-item>
                                            </text:list>
                                            <text:p text:style-name="Standard">Here we can choose whether the <text:span text:style-name="backtick">Clickable</text:span> flag state will be calculated from the Expression or not.</text:p>,
                                            <text:list xml:id="list_Table28" text:continue-numbering="true" text:continue-list="list_Table27" text:style-name="Outline">
                                                <text:list-item>
                                                    <text:list>
                                                        <text:list-item>
                                                            <text:list>
                                                                <text:list-item>
                                                                    <text:h text:style-name="Heading_20_3" text:outline-level="3">
                                                                        Click focusable
                                                                        <text:s text:c="4"/>
                                                                        <text:span text:style-name="T2">Boolean</text:span>
                                                                    </text:h>
                                                                </text:list-item>
                                                            </text:list>
                                                        </text:list-item>
                                                    </text:list>
                                                </text:list-item>
                                            </text:list>
                                            <text:p text:style-name="Standard">Add focused state to the object when clicked.</text:p>,
                                            <text:list xml:id="list_Table29" text:continue-numbering="true" text:continue-list="list_Table28" text:style-name="Outline">
                                                <text:list-item>
                                                    <text:list>
                                                        <text:list-item>
                                                            <text:list>
                                                                <text:list-item>
                                                                    <text:h text:style-name="Heading_20_3" text:outline-level="3">
                                                                        Checkable
                                                                        <text:s text:c="4"/>
                                                                        <text:span text:style-name="T2">Boolean</text:span>
                                                                    </text:h>
                                                                </text:list-item>
                                                            </text:list>
                                                        </text:list-item>
                                                    </text:list>
                                                </text:list-item>
                                            </text:list>
                                            <text:p text:style-name="Standard">Toggle checked state when the object is clicked.</text:p>,
                                            <text:list xml:id="list_Table30" text:continue-numbering="true" text:continue-list="list_Table29" text:style-name="Outline">
                                                <text:list-item>
                                                    <text:list>
                                                        <text:list-item>
                                                            <text:list>
                                                                <text:list-item>
                                                                    <text:h text:style-name="Heading_20_3" text:outline-level="3">
                                                                        Scrollable
                                                                        <text:s text:c="4"/>
                                                                        <text:span text:style-name="T2">Boolean</text:span>
                                                                    </text:h>
                                                                </text:list-item>
                                                            </text:list>
                                                        </text:list-item>
                                                    </text:list>
                                                </text:list-item>
                                            </text:list>
                                            <text:p text:style-name="Standard">Make the object scrollable.</text:p>,
                                            <text:list xml:id="list_Table31" text:continue-numbering="true" text:continue-list="list_Table30" text:style-name="Outline">
                                                <text:list-item>
                                                    <text:list>
                                                        <text:list-item>
                                                            <text:list>
                                                                <text:list-item>
                                                                    <text:h text:style-name="Heading_20_3" text:outline-level="3">
                                                                        Scroll elastic
                                                                        <text:s text:c="4"/>
                                                                        <text:span text:style-name="T2">Boolean</text:span>
                                                                    </text:h>
                                                                </text:list-item>
                                                            </text:list>
                                                        </text:list-item>
                                                    </text:list>
                                                </text:list-item>
                                            </text:list>
                                            <text:p text:style-name="Standard">Allow scrolling inside but with slower speed.</text:p>,
                                            <text:list xml:id="list_Table32" text:continue-numbering="true" text:continue-list="list_Table31" text:style-name="Outline">
                                                <text:list-item>
                                                    <text:list>
                                                        <text:list-item>
                                                            <text:list>
                                                                <text:list-item>
                                                                    <text:h text:style-name="Heading_20_3" text:outline-level="3">
                                                                        Scroll momentum
                                                                        <text:s text:c="4"/>
                                                                        <text:span text:style-name="T2">Boolean</text:span>
                                                                    </text:h>
                                                                </text:list-item>
                                                            </text:list>
                                                        </text:list-item>
                                                    </text:list>
                                                </text:list-item>
                                            </text:list>
                                            <text:p text:style-name="Standard">Make the object scroll further when "thrown".</text:p>,
                                            <text:list xml:id="list_Table33" text:continue-numbering="true" text:continue-list="list_Table32" text:style-name="Outline">
                                                <text:list-item>
                                                    <text:list>
                                                        <text:list-item>
                                                            <text:list>
                                                                <text:list-item>
                                                                    <text:h text:style-name="Heading_20_3" text:outline-level="3">
                                                                        Scroll one
                                                                        <text:s text:c="4"/>
                                                                        <text:span text:style-name="T2">Boolean</text:span>
                                                                    </text:h>
                                                                </text:list-item>
                                                            </text:list>
                                                        </text:list-item>
                                                    </text:list>
                                                </text:list-item>
                                            </text:list>
                                            <text:p text:style-name="Standard">Allow scrolling only one snappable children.</text:p>,
                                            <text:list xml:id="list_Table34" text:continue-numbering="true" text:continue-list="list_Table33" text:style-name="Outline">
                                                <text:list-item>
                                                    <text:list>
                                                        <text:list-item>
                                                            <text:list>
                                                                <text:list-item>
                                                                    <text:h text:style-name="Heading_20_3" text:outline-level="3">
                                                                        Scroll chain hor
                                                                        <text:s text:c="4"/>
                                                                        <text:span text:style-name="T2">Boolean</text:span>
                                                                    </text:h>
                                                                </text:list-item>
                                                            </text:list>
                                                        </text:list-item>
                                                    </text:list>
                                                </text:list-item>
                                            </text:list>
                                            <text:p text:style-name="Standard">Allow propagating the horizontal scroll to a parent.</text:p>,
                                            <text:list xml:id="list_Table35" text:continue-numbering="true" text:continue-list="list_Table34" text:style-name="Outline">
                                                <text:list-item>
                                                    <text:list>
                                                        <text:list-item>
                                                            <text:list>
                                                                <text:list-item>
                                                                    <text:h text:style-name="Heading_20_3" text:outline-level="3">
                                                                        Scroll chain ver
                                                                        <text:s text:c="4"/>
                                                                        <text:span text:style-name="T2">Boolean</text:span>
                                                                    </text:h>
                                                                </text:list-item>
                                                            </text:list>
                                                        </text:list-item>
                                                    </text:list>
                                                </text:list-item>
                                            </text:list>
                                            <text:p text:style-name="Standard">Allow propagating the vertical scroll to a parent.</text:p>,
                                            <text:list xml:id="list_Table36" text:continue-numbering="true" text:continue-list="list_Table35" text:style-name="Outline">
                                                <text:list-item>
                                                    <text:list>
                                                        <text:list-item>
                                                            <text:list>
                                                                <text:list-item>
                                                                    <text:h text:style-name="Heading_20_3" text:outline-level="3">
                                                                        Scroll on focus
                                                                        <text:s text:c="4"/>
                                                                        <text:span text:style-name="T2">Boolean</text:span>
                                                                    </text:h>
                                                                </text:list-item>
                                                            </text:list>
                                                        </text:list-item>
                                                    </text:list>
                                                </text:list-item>
                                            </text:list>
                                            <text:p text:style-name="Standard">Automatically scroll object to make it visible when focused.</text:p>,
                                            <text:list xml:id="list_Table37" text:continue-numbering="true" text:continue-list="list_Table36" text:style-name="Outline">
                                                <text:list-item>
                                                    <text:list>
                                                        <text:list-item>
                                                            <text:list>
                                                                <text:list-item>
                                                                    <text:h text:style-name="Heading_20_3" text:outline-level="3">
                                                                        Scroll with arrow
                                                                        <text:s text:c="4"/>
                                                                        <text:span text:style-name="T2">Boolean</text:span>
                                                                    </text:h>
                                                                </text:list-item>
                                                            </text:list>
                                                        </text:list-item>
                                                    </text:list>
                                                </text:list-item>
                                            </text:list>
                                            <text:p text:style-name="Standard">Allow scrolling the focused object with arrow keys.</text:p>,
                                            <text:list xml:id="list_Table38" text:continue-numbering="true" text:continue-list="list_Table37" text:style-name="Outline">
                                                <text:list-item>
                                                    <text:list>
                                                        <text:list-item>
                                                            <text:list>
                                                                <text:list-item>
                                                                    <text:h text:style-name="Heading_20_3" text:outline-level="3">
                                                                        Snappable
                                                                        <text:s text:c="4"/>
                                                                        <text:span text:style-name="T2">Boolean</text:span>
                                                                    </text:h>
                                                                </text:list-item>
                                                            </text:list>
                                                        </text:list-item>
                                                    </text:list>
                                                </text:list-item>
                                            </text:list>
                                            <text:p text:style-name="Standard">If scroll snap is enabled on the parent it can snap to this object.</text:p>,
                                            <text:list xml:id="list_Table39" text:continue-numbering="true" text:continue-list="list_Table38" text:style-name="Outline">
                                                <text:list-item>
                                                    <text:list>
                                                        <text:list-item>
                                                            <text:list>
                                                                <text:list-item>
                                                                    <text:h text:style-name="Heading_20_3" text:outline-level="3">
                                                                        Press lock
                                                                        <text:s text:c="4"/>
                                                                        <text:span text:style-name="T2">Boolean</text:span>
                                                                    </text:h>
                                                                </text:list-item>
                                                            </text:list>
                                                        </text:list-item>
                                                    </text:list>
                                                </text:list-item>
                                            </text:list>
                                            <text:p text:style-name="Standard">Keep the object pressed even if the press slid from the object.</text:p>,
                                            <text:list xml:id="list_Table40" text:continue-numbering="true" text:continue-list="list_Table39" text:style-name="Outline">
                                                <text:list-item>
                                                    <text:list>
                                                        <text:list-item>
                                                            <text:list>
                                                                <text:list-item>
                                                                    <text:h text:style-name="Heading_20_3" text:outline-level="3">
                                                                        Event bubble
                                                                        <text:s text:c="4"/>
                                                                        <text:span text:style-name="T2">Boolean</text:span>
                                                                    </text:h>
                                                                </text:list-item>
                                                            </text:list>
                                                        </text:list-item>
                                                    </text:list>
                                                </text:list-item>
                                            </text:list>
                                            <text:p text:style-name="Standard">Propagate the events to the parent too.</text:p>,
                                            <text:list xml:id="list_Table41" text:continue-numbering="true" text:continue-list="list_Table40" text:style-name="Outline">
                                                <text:list-item>
                                                    <text:list>
                                                        <text:list-item>
                                                            <text:list>
                                                                <text:list-item>
                                                                    <text:h text:style-name="Heading_20_3" text:outline-level="3">
                                                                        Gesture bubble
                                                                        <text:s text:c="4"/>
                                                                        <text:span text:style-name="T2">Boolean</text:span>
                                                                    </text:h>
                                                                </text:list-item>
                                                            </text:list>
                                                        </text:list-item>
                                                    </text:list>
                                                </text:list-item>
                                            </text:list>
                                            <text:p text:style-name="Standard">Propagate the gestures to the parent.</text:p>,
                                            <text:list xml:id="list_Table42" text:continue-numbering="true" text:continue-list="list_Table41" text:style-name="Outline">
                                                <text:list-item>
                                                    <text:list>
                                                        <text:list-item>
                                                            <text:list>
                                                                <text:list-item>
                                                                    <text:h text:style-name="Heading_20_3" text:outline-level="3">
                                                                        Adv hittest
                                                                        <text:s text:c="4"/>
                                                                        <text:span text:style-name="T2">Boolean</text:span>
                                                                    </text:h>
                                                                </text:list-item>
                                                            </text:list>
                                                        </text:list-item>
                                                    </text:list>
                                                </text:list-item>
                                            </text:list>
                                            <text:p text:style-name="Standard">Allow performing more accurate hit (click) test. E.g. accounting for rounded corners.</text:p>,
                                            <text:list xml:id="list_Table43" text:continue-numbering="true" text:continue-list="list_Table42" text:style-name="Outline">
                                                <text:list-item>
                                                    <text:list>
                                                        <text:list-item>
                                                            <text:list>
                                                                <text:list-item>
                                                                    <text:h text:style-name="Heading_20_3" text:outline-level="3">
                                                                        Ignore layout
                                                                        <text:s text:c="4"/>
                                                                        <text:span text:style-name="T2">Boolean</text:span>
                                                                    </text:h>
                                                                </text:list-item>
                                                            </text:list>
                                                        </text:list-item>
                                                    </text:list>
                                                </text:list-item>
                                            </text:list>
                                            <text:p text:style-name="Standard">Make the object positionable by the layouts.</text:p>,
                                            <text:list xml:id="list_Table44" text:continue-numbering="true" text:continue-list="list_Table43" text:style-name="Outline">
                                                <text:list-item>
                                                    <text:list>
                                                        <text:list-item>
                                                            <text:list>
                                                                <text:list-item>
                                                                    <text:h text:style-name="Heading_20_3" text:outline-level="3">
                                                                        Floating
                                                                        <text:s text:c="4"/>
                                                                        <text:span text:style-name="T2">Boolean</text:span>
                                                                    </text:h>
                                                                </text:list-item>
                                                            </text:list>
                                                        </text:list-item>
                                                    </text:list>
                                                </text:list-item>
                                            </text:list>
                                            <text:p text:style-name="Standard">Do not scroll the object when the parent scrolls and ignore layout.</text:p>,
                                            <text:list xml:id="list_Table45" text:continue-numbering="true" text:continue-list="list_Table44" text:style-name="Outline">
                                                <text:list-item>
                                                    <text:list>
                                                        <text:list-item>
                                                            <text:list>
                                                                <text:list-item>
                                                                    <text:h text:style-name="Heading_20_3" text:outline-level="3">
                                                                        Overflow visible
                                                                        <text:s text:c="4"/>
                                                                        <text:span text:style-name="T2">Boolean</text:span>
                                                                    </text:h>
                                                                </text:list-item>
                                                            </text:list>
                                                        </text:list-item>
                                                    </text:list>
                                                </text:list-item>
                                            </text:list>
                                            <text:p text:style-name="Standard">Do not clip the children's content to the parent's boundary.</text:p>,
                                            <text:list xml:id="list_Table46" text:continue-numbering="true" text:continue-list="list_Table45" text:style-name="Outline">
                                                <text:list-item>
                                                    <text:list>
                                                        <text:list-item>
                                                            <text:list>
                                                                <text:list-item>
                                                                    <text:h text:style-name="Heading_20_3" text:outline-level="3">
                                                                        Scrollbar mode
                                                                        <text:s text:c="4"/>
                                                                        <text:span text:style-name="T2">Enum</text:span>
                                                                    </text:h>
                                                                </text:list-item>
                                                            </text:list>
                                                        </text:list-item>
                                                    </text:list>
                                                </text:list-item>
                                            </text:list>
                                            <text:p text:style-name="Standard">Scrollbars are displayed according to a configured mode. The following mode(s) exist:</text:p>
                    <text:list xml:id="list_Table47" text:style-name="List_20_1">
                        
                        <text:list-item>
                            <text:p text:style-name="List_20_1">
                                OFF: Never show the scrollbars
                            </text:p>
                            
                        </text:list-item>
                        
                    

                        <text:list-item>
                            <text:p text:style-name="List_20_1">
                                ON: Always show the scrollbars
                            </text:p>
                            
                        </text:list-item>
                        
                    

                        <text:list-item>
                            <text:p text:style-name="List_20_1">
                                ACTIVE: Show scroll bars while an object is being scrolled
                            </text:p>
                            
                        </text:list-item>
                        
                    

                        <text:list-item>
                            <text:p text:style-name="List_20_1">
                                AUTO: Show scroll bars when the content is large enough to be scrolled
                            </text:p>
                            
                        </text:list-item>
                        
                    
                    </text:list>
                ,
                                            <text:list xml:id="list_Table48" text:continue-numbering="true" text:continue-list="list_Table46" text:style-name="Outline">
                                                <text:list-item>
                                                    <text:list>
                                                        <text:list-item>
                                                            <text:list>
                                                                <text:list-item>
                                                                    <text:h text:style-name="Heading_20_3" text:outline-level="3">
                                                                        Scroll direction
                                                                        <text:s text:c="4"/>
                                                                        <text:span text:style-name="T2">Enum</text:span>
                                                                    </text:h>
                                                                </text:list-item>
                                                            </text:list>
                                                        </text:list-item>
                                                    </text:list>
                                                </text:list-item>
                                            </text:list>
                                            <text:p text:style-name="Standard">Controls the direction in which scrolling happens. The following mode(s) exist:</text:p>
                    <text:list xml:id="list_Table49" text:style-name="List_20_1">
                        
                        <text:list-item>
                            <text:p text:style-name="List_20_1">
                                NONE: no scroll
                            </text:p>
                            
                        </text:list-item>
                        
                    

                        <text:list-item>
                            <text:p text:style-name="List_20_1">
                                TOP: only scroll up
                            </text:p>
                            
                        </text:list-item>
                        
                    

                        <text:list-item>
                            <text:p text:style-name="List_20_1">
                                LEFT: only scroll left
                            </text:p>
                            
                        </text:list-item>
                        
                    

                        <text:list-item>
                            <text:p text:style-name="List_20_1">
                                BOTTOM: only scroll down
                            </text:p>
                            
                        </text:list-item>
                        
                    

                        <text:list-item>
                            <text:p text:style-name="List_20_1">
                                RIGHT: only scroll right
                            </text:p>
                            
                        </text:list-item>
                        
                    

                        <text:list-item>
                            <text:p text:style-name="List_20_1">
                                HOR: only scroll horizontally
                            </text:p>
                            
                        </text:list-item>
                        
                    

                        <text:list-item>
                            <text:p text:style-name="List_20_1">
                                VER: only scroll vertically
                            </text:p>
                            
                        </text:list-item>
                        
                    

                        <text:list-item>
                            <text:p text:style-name="List_20_1">
                                ALL: scroll any directions
                            </text:p>
                            
                        </text:list-item>
                        
                    
                    </text:list>
                ,
                                            <text:list xml:id="list_Table50" text:continue-numbering="true" text:continue-list="list_Table48" text:style-name="Outline">
                                                <text:list-item>
                                                    <text:list>
                                                        <text:list-item>
                                                            <text:list>
                                                                <text:list-item>
                                                                    <text:h text:style-name="Heading_20_3" text:outline-level="3">
                                                                        Scroll snap X
                                                                        <text:s text:c="4"/>
                                                                        <text:span text:style-name="T2">Enum</text:span>
                                                                    </text:h>
                                                                </text:list-item>
                                                            </text:list>
                                                        </text:list-item>
                                                    </text:list>
                                                </text:list-item>
                                            </text:list>
                                            <text:p text:style-name="Standard">The children of an object can be snapped according to specific rules when scrolling ends.</text:p><text:p text:style-name="Standard">An object can align snapped children in four ways:</text:p>
                    <text:list xml:id="list_Table51" text:style-name="List_20_1">
                        
                        <text:list-item>
                            <text:p text:style-name="List_20_1">
                                NONE: Snapping is disabled. (default)
                            </text:p>
                            
                        </text:list-item>
                        
                    

                        <text:list-item>
                            <text:p text:style-name="List_20_1">
                                START: Align the children to the left side of a scrolled object
                            </text:p>
                            
                        </text:list-item>
                        
                    

                        <text:list-item>
                            <text:p text:style-name="List_20_1">
                                END: Align the children to the right side of a scrolled object
                            </text:p>
                            
                        </text:list-item>
                        
                    

                        <text:list-item>
                            <text:p text:style-name="List_20_1">
                                CENTER: Align the children to the center of a scrolled object
                            </text:p>
                            
                        </text:list-item>
                        
                    
                    </text:list>
                ,
                                            <text:list xml:id="list_Table52" text:continue-numbering="true" text:continue-list="list_Table50" text:style-name="Outline">
                                                <text:list-item>
                                                    <text:list>
                                                        <text:list-item>
                                                            <text:list>
                                                                <text:list-item>
                                                                    <text:h text:style-name="Heading_20_3" text:outline-level="3">
                                                                        Scroll snap Y
                                                                        <text:s text:c="4"/>
                                                                        <text:span text:style-name="T2">Enum</text:span>
                                                                    </text:h>
                                                                </text:list-item>
                                                            </text:list>
                                                        </text:list-item>
                                                    </text:list>
                                                </text:list-item>
                                            </text:list>
                                            <text:p text:style-name="Standard">The children of an object can be snapped according to specific rules when scrolling ends.</text:p><text:p text:style-name="Standard">An object can align snapped children in four ways:</text:p>
                    <text:list xml:id="list_Table53" text:style-name="List_20_1">
                        
                        <text:list-item>
                            <text:p text:style-name="List_20_1">
                                NONE: Snapping is disabled. (default)
                            </text:p>
                            
                        </text:list-item>
                        
                    

                        <text:list-item>
                            <text:p text:style-name="List_20_1">
                                START: Align the children to the top side of a scrolled object
                            </text:p>
                            
                        </text:list-item>
                        
                    

                        <text:list-item>
                            <text:p text:style-name="List_20_1">
                                END: Align the children to the bottom side of a scrolled object
                            </text:p>
                            
                        </text:list-item>
                        
                    

                        <text:list-item>
                            <text:p text:style-name="List_20_1">
                                CENTER: Align the children to the center of a scrolled objec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States</text:p>
                            </table:table-cell>
                        </table:table-row>

                        <table:table-row>
                            <table:table-cell table:style-name="Table1.A2" office:value-type="string">

                                
                                            <text:list xml:id="list_Table54" text:continue-numbering="true" text:continue-list="list_Table52" text:style-name="Outline">
                                                <text:list-item>
                                                    <text:list>
                                                        <text:list-item>
                                                            <text:list>
                                                                <text:list-item>
                                                                    <text:h text:style-name="Heading_20_3" text:outline-level="3">
                                                                        Checked
                                                                        <text:s text:c="4"/>
                                                                        <text:span text:style-name="T2">EXPRESSION (boolean)</text:span>
                                                                    </text:h>
                                                                </text:list-item>
                                                            </text:list>
                                                        </text:list-item>
                                                    </text:list>
                                                </text:list-item>
                                            </text:list>
                                            <text:p text:style-name="Standard">Toggled or checked state.</text:p>,
                                            <text:list xml:id="list_Table55" text:continue-numbering="true" text:continue-list="list_Table54" text:style-name="Outline">
                                                <text:list-item>
                                                    <text:list>
                                                        <text:list-item>
                                                            <text:list>
                                                                <text:list-item>
                                                                    <text:h text:style-name="Heading_20_3" text:outline-level="3">
                                                                        Checked state type
                                                                        <text:s text:c="4"/>
                                                                        <text:span text:style-name="T2">Enum</text:span>
                                                                    </text:h>
                                                                </text:list-item>
                                                            </text:list>
                                                        </text:list-item>
                                                    </text:list>
                                                </text:list-item>
                                            </text:list>
                                            <text:p text:style-name="Standard">Here we can choose whether the <text:span text:style-name="backtick">Checked</text:span> state will be calculated from the Expression or not.</text:p>,
                                            <text:list xml:id="list_Table56" text:continue-numbering="true" text:continue-list="list_Table55" text:style-name="Outline">
                                                <text:list-item>
                                                    <text:list>
                                                        <text:list-item>
                                                            <text:list>
                                                                <text:list-item>
                                                                    <text:h text:style-name="Heading_20_3" text:outline-level="3">
                                                                        Disabled
                                                                        <text:s text:c="4"/>
                                                                        <text:span text:style-name="T2">EXPRESSION (boolean)</text:span>
                                                                    </text:h>
                                                                </text:list-item>
                                                            </text:list>
                                                        </text:list-item>
                                                    </text:list>
                                                </text:list-item>
                                            </text:list>
                                            <text:p text:style-name="Standard">Disabled state</text:p>,
                                            <text:list xml:id="list_Table57" text:continue-numbering="true" text:continue-list="list_Table56" text:style-name="Outline">
                                                <text:list-item>
                                                    <text:list>
                                                        <text:list-item>
                                                            <text:list>
                                                                <text:list-item>
                                                                    <text:h text:style-name="Heading_20_3" text:outline-level="3">
                                                                        Disabled state type
                                                                        <text:s text:c="4"/>
                                                                        <text:span text:style-name="T2">Enum</text:span>
                                                                    </text:h>
                                                                </text:list-item>
                                                            </text:list>
                                                        </text:list-item>
                                                    </text:list>
                                                </text:list-item>
                                            </text:list>
                                            <text:p text:style-name="Standard">Here we can choose whether the <text:span text:style-name="backtick">Disabled</text:span> state will be calculated from the Expression or not.</text:p>,
                                            <text:list xml:id="list_Table58" text:continue-numbering="true" text:continue-list="list_Table57" text:style-name="Outline">
                                                <text:list-item>
                                                    <text:list>
                                                        <text:list-item>
                                                            <text:list>
                                                                <text:list-item>
                                                                    <text:h text:style-name="Heading_20_3" text:outline-level="3">
                                                                        Focused
                                                                        <text:s text:c="4"/>
                                                                        <text:span text:style-name="T2">Boolean</text:span>
                                                                    </text:h>
                                                                </text:list-item>
                                                            </text:list>
                                                        </text:list-item>
                                                    </text:list>
                                                </text:list-item>
                                            </text:list>
                                            <text:p text:style-name="Standard">Focused via keypad or encoder or clicked via touchpad/mouse.</text:p>,
                                            <text:list xml:id="list_Table59" text:continue-numbering="true" text:continue-list="list_Table58" text:style-name="Outline">
                                                <text:list-item>
                                                    <text:list>
                                                        <text:list-item>
                                                            <text:list>
                                                                <text:list-item>
                                                                    <text:h text:style-name="Heading_20_3" text:outline-level="3">
                                                                        Focus key
                                                                        <text:s text:c="4"/>
                                                                        <text:span text:style-name="T2">Boolean</text:span>
                                                                    </text:h>
                                                                </text:list-item>
                                                            </text:list>
                                                        </text:list-item>
                                                    </text:list>
                                                </text:list-item>
                                            </text:list>
                                            <text:p text:style-name="Standard">Focused via keypad or encoder but not via touchpad/mouse</text:p>,
                                            <text:list xml:id="list_Table60" text:continue-numbering="true" text:continue-list="list_Table59" text:style-name="Outline">
                                                <text:list-item>
                                                    <text:list>
                                                        <text:list-item>
                                                            <text:list>
                                                                <text:list-item>
                                                                    <text:h text:style-name="Heading_20_3" text:outline-level="3">
                                                                        Pressed
                                                                        <text:s text:c="4"/>
                                                                        <text:span text:style-name="T2">Boolean</text:span>
                                                                    </text:h>
                                                                </text:list-item>
                                                            </text:list>
                                                        </text:list-item>
                                                    </text:list>
                                                </text:list-item>
                                            </text:list>
                                            <text:p text:style-name="Standard">Being pressed.</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Table61" text:continue-numbering="true" text:continue-list="list_Table60"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List of event handler definitions. During execution, the widget can generate certain events (e.g. the <text:span text:style-name="backtick">CLICKED</text:span> event is generated when the touchscreen is pressed and released within the Widget) and through this list we can specify the method of event processing. We must define these properties for each event handler:</text:p>
                    <text:list xml:id="list_Table62" text:style-name="List_20_1">
                        
                        <text:list-item>
                            <text:p text:style-name="List_20_1_20_End">
                                <text:span text:style-name="backtick">Event</text:span> – Event that is processed, e.g. <text:span text:style-name="backtick">CLICKED</text:span>.
                            </text:p>
                            
                        </text:list-item>
                        
                    

                        <text:list-item>
                            <text:p text:style-name="List_20_1_20_End">
                                <text:span text:style-name="backtick">Handler type</text:span> – There are two options: <text:span text:style-name="backtick">Flow</text:span> or <text:span text:style-name="backtick">Action</text:span>. If <text:span text:style-name="backtick">Flow</text:span> is selected, a flow output will be added through which the event is processed, and if <text:span text:style-name="backtick">Action</text:span> is selected, then it is necessary to specify which User action will be performed during event processing.
                            </text:p>
                            
                        </text:list-item>
                        
                    

                        <text:list-item>
                            <text:p text:style-name="List_20_1_20_End">
                                <text:span text:style-name="backtick">Action</text:span> - If the <text:span text:style-name="backtick">Handler type</text:span> is set to <text:span text:style-name="backtick">Action</text:span>, then here we need to enter the name of the User action that will be performed during the processing of the selected even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Table63" text:continue-numbering="true" text:continue-list="list_Table61"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Table64" text:continue-numbering="true" text:continue-list="list_Table63"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Table65" text:continue-numbering="true" text:continue-list="list_Table64"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